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1.543cm" fo:margin-left="6.9cm" table:align="left"/>
    </style:style>
    <style:style style:name="Tabela3.A" style:family="table-column">
      <style:table-column-properties style:column-width="2.201cm"/>
    </style:style>
    <style:style style:name="Tabela3.B" style:family="table-column">
      <style:table-column-properties style:column-width="3.196cm"/>
    </style:style>
    <style:style style:name="Tabela3.C" style:family="table-column">
      <style:table-column-properties style:column-width="2.942cm"/>
    </style:style>
    <style:style style:name="Tabela3.D" style:family="table-column">
      <style:table-column-properties style:column-width="3.203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0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1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4" style:family="paragraph" style:parent-style-name="Normalny">
      <style:paragraph-properties fo:margin-top="0cm" fo:margin-bottom="0cm" style:contextual-spacing="false"/>
    </style:style>
    <style:style style:name="P15" style:family="paragraph" style:parent-style-name="Normalny">
      <style:paragraph-properties fo:margin-top="0cm" fo:margin-bottom="0cm" style:contextual-spacing="false" fo:line-height="100%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9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9pt" fo:language="en" fo:country="US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style:font-name-complex="Arial"/>
    </style:style>
    <style:style style:name="T8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invoice_date"/>
        <text:variable-decl office:value-type="string" text:name="service_date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payment_date"/>
        <text:variable-decl office:value-type="string" text:name="gross_value_in_words"/>
        <text:variable-decl office:value-type="string" text:name="comments"/>
        <text:variable-decl office:value-type="string" text:name="position_name"/>
        <text:variable-decl office:value-type="string" text:name="amount"/>
        <text:variable-decl office:value-type="string" text:name="unit_price"/>
        <text:variable-decl office:value-type="string" text:name="discount"/>
        <text:variable-decl office:value-type="string" text:name="position_order"/>
        <text:variable-decl office:value-type="string" text:name="vat_rate"/>
        <text:variable-decl office:value-type="string" text:name="net_value_sum"/>
        <text:variable-decl office:value-type="string" text:name="vat_sum"/>
        <text:variable-decl office:value-type="string" text:name="gross_value_sum"/>
        <text:variable-decl office:value-type="string" text:name="unit"/>
        <text:variable-decl office:value-type="string" text:name="matrix_vat_rate"/>
        <text:variable-decl office:value-type="string" text:name="matrix_net_value"/>
        <text:variable-decl office:value-type="string" text:name="matrix_vat"/>
        <text:variable-decl office:value-type="string" text:name="matrix_gross_valu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AKTURA VAT NR: <text:variable-set text:name="invoice_number" office:value-type="string">${invoice_number}</text:variable-set>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Sprzedawca</text:p>
          </table:table-cell>
          <table:table-cell table:style-name="Tabela1.B1" office:value-type="string">
            <text:p text:style-name="P3">Nabywca</text:p>
          </table:table-cell>
        </table:table-row>
        <table:table-row>
          <table:table-cell table:style-name="Tabela1.A2" office:value-type="string">
            <text:p text:style-name="P5"><text:variable-set text:name="seller" office:value-type="string">${seller}</text:variable-set></text:p>
          </table:table-cell>
          <table:table-cell table:style-name="Tabela1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4"><text:span text:style-name="Domyślna_20_czcionka_20_akapitu"><text:span text:style-name="T1">Data wystawienia: </text:span></text:span><text:span text:style-name="Domyślna_20_czcionka_20_akapitu"><text:span text:style-name="T1"><text:variable-set text:name="invoice_date" office:value-type="string">${invoic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8">L.p.</text:p>
          </table:table-cell>
          <table:table-cell table:style-name="Tabela2.B1" office:value-type="string">
            <text:p text:style-name="P8">Nazwa towaru/usługi</text:p>
          </table:table-cell>
          <table:table-cell table:style-name="Tabela2.B1" office:value-type="string">
            <text:p text:style-name="P8">J.m.</text:p>
          </table:table-cell>
          <table:table-cell table:style-name="Tabela2.B1" office:value-type="string">
            <text:p text:style-name="P8">Il.</text:p>
          </table:table-cell>
          <table:table-cell table:style-name="Tabela2.B1" office:value-type="string">
            <text:p text:style-name="P8">Cena j. netto bez rabatu (zł)</text:p>
          </table:table-cell>
          <table:table-cell table:style-name="Tabela2.B1" office:value-type="string">
            <text:p text:style-name="P8">Rabat (%)</text:p>
          </table:table-cell>
          <table:table-cell table:style-name="Tabela2.B1" office:value-type="string">
            <text:p text:style-name="P8">Cena j. netto (zł)</text:p>
          </table:table-cell>
          <table:table-cell table:style-name="Tabela2.B1" office:value-type="string">
            <text:p text:style-name="P8">Wartość netto (zł)</text:p>
          </table:table-cell>
          <table:table-cell table:style-name="Tabela2.I1" office:value-type="string">
            <text:p text:style-name="P8">VAT (%)</text:p>
          </table:table-cell>
        </table:table-row>
        <table:table-row table:style-name="Tabela2.2">
          <table:table-cell table:style-name="Tabela2.A2" office:value-type="string">
            <text:p text:style-name="P9"><text:variable-set text:name="position_order" office:value-type="string">${position_order}</text:variable-set></text:p>
          </table:table-cell>
          <table:table-cell table:style-name="Tabela2.B2" office:value-type="string">
            <text:p text:style-name="P9"><text:variable-set text:name="position_name" office:value-type="string">${position_name}</text:variable-set></text:p>
          </table:table-cell>
          <table:table-cell table:style-name="Tabela2.C2" office:value-type="string">
            <text:p text:style-name="P9"><text:variable-set text:name="unit" office:value-type="string">${unit}</text:variable-set></text:p>
          </table:table-cell>
          <table:table-cell table:style-name="Tabela2.D2" office:value-type="string">
            <text:p text:style-name="P15"><text:span text:style-name="Domyślna_20_czcionka_20_akapitu"><text:span text:style-name="T2"><text:variable-set text:name="amount" office:value-type="string">${amount}</text:variable-set>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8"><text:variable-set text:name="unit_price" office:value-type="string">${unit_price}</text:variable-set></text:span></text:span></text:p>
          </table:table-cell>
          <table:table-cell table:style-name="Tabela2.F2" office:value-type="string">
            <text:p text:style-name="P9"><text:variable-set text:name="discount" office:value-type="string">${discount}</text:variable-set></text:p>
          </table:table-cell>
          <table:table-cell table:style-name="Tabela2.G2" office:value-type="string">
            <text:p text:style-name="P15"><text:span text:style-name="Domyślna_20_czcionka_20_akapitu"><text:span text:style-name="T2"><text:variable-set text:name="price" office:value-type="string">${price}</text:variable-set></text:span></text:span></text:p>
          </table:table-cell>
          <table:table-cell table:style-name="Tabela2.H2" office:value-type="string">
            <text:p text:style-name="P15"><text:span text:style-name="Domyślna_20_czcionka_20_akapitu"><text:span text:style-name="T2"><text:variable-set text:name="net_value" office:value-type="string">${net_value}</text:variable-set></text:span></text:span></text:p>
          </table:table-cell>
          <table:table-cell table:style-name="Tabela2.I2" office:value-type="string">
            <text:p text:style-name="P9"><text:variable-set text:name="vat_rate" office:value-type="string">${vat_rate}</text:variable-set></text:p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">Stawka VAT</text:p>
          </table:table-cell>
          <table:table-cell table:style-name="Tabela3.B1" office:value-type="string">
            <text:p text:style-name="P8">Wartość netto (zł)</text:p>
          </table:table-cell>
          <table:table-cell table:style-name="Tabela3.B1" office:value-type="string">
            <text:p text:style-name="P8">Wartość VAT (zł)</text:p>
          </table:table-cell>
          <table:table-cell table:style-name="Tabela3.D1" office:value-type="string">
            <text:p text:style-name="P8">Wartość brutto (zł)</text:p>
          </table:table-cell>
        </table:table-row>
        <table:table-row table:style-name="Tabela3.1">
          <table:table-cell table:style-name="Tabela3.A1" office:value-type="string">
            <text:p text:style-name="P8"><text:variable-set text:name="matrix_vat_rate" office:value-type="string">${matrix_vat_rate}</text:variable-set></text:p>
          </table:table-cell>
          <table:table-cell table:style-name="Tabela3.B2" office:value-type="string">
            <text:p text:style-name="P15"><text:span text:style-name="Domyślna_20_czcionka_20_akapitu"><text:span text:style-name="T2"><text:variable-set text:name="matrix_net_value" office:value-type="string">${matrix_net_value}</text:variable-set></text:span></text:span></text:p>
          </table:table-cell>
          <table:table-cell table:style-name="Tabela3.C2" office:value-type="string">
            <text:p text:style-name="P9"><text:variable-set text:name="matrix_vat" office:value-type="string">${matrix_vat}</text:variable-set></text:p>
          </table:table-cell>
          <table:table-cell table:style-name="Tabela3.D2" office:value-type="string">
            <text:p text:style-name="P9"><text:variable-set text:name="matrix_gross_value" office:value-type="string">${matrix_gross_value}</text:variable-set></text:p>
          </table:table-cell>
        </table:table-row>
        <table:table-row table:style-name="Tabela3.1">
          <table:table-cell table:style-name="Tabela3.A1" office:value-type="string">
            <text:p text:style-name="P8">Ogółem:</text:p>
          </table:table-cell>
          <table:table-cell table:style-name="Tabela3.B3" office:value-type="string">
            <text:p text:style-name="P15"><text:span text:style-name="Domyślna_20_czcionka_20_akapitu"><text:span text:style-name="T2"><text:variable-set text:name="net_value_sum" office:value-type="string">${net_value_sum}</text:variable-set></text:span></text:span></text:p>
          </table:table-cell>
          <table:table-cell table:style-name="Tabela3.C3" office:value-type="string">
            <text:p text:style-name="P9"><text:variable-set text:name="vat_sum" office:value-type="string">${vat_sum}</text:variable-set></text:p>
          </table:table-cell>
          <table:table-cell table:style-name="Tabela3.D3" office:value-type="string">
            <text:p text:style-name="P9"><text:variable-set text:name="gross_value_sum" office:value-type="string">${gross_value_sum}</text:variable-set>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5"><text:span text:style-name="Domyślna_20_czcionka_20_akapitu"><text:span text:style-name="T5">DO ZAPŁATY</text:span></text:span></text:p>
          </table:table-cell>
          <table:table-cell table:style-name="Tabela4.B1" office:value-type="string">
            <text:p text:style-name="P15"><text:span text:style-name="Domyślna_20_czcionka_20_akapitu"><text:span text:style-name="T6"><text:variable-set text:name="gross_value_sum" office:value-type="string">${gross_value_sum}</text:variable-set></text:span></text:span><text:span text:style-name="Domyślna_20_czcionka_20_akapitu"><text:span text:style-name="T6"><text:s/>zł</text:span></text:span></text:p>
          </table:table-cell>
          <table:table-cell table:style-name="Tabela4.C1" office:value-type="string">
            <text:p text:style-name="P8">Słownie</text:p>
          </table:table-cell>
          <table:table-cell table:style-name="Tabela4.D1" office:value-type="string">
            <text:p text:style-name="P9"><text:variable-set text:name="gross_value_in_words" office:value-type="string">${gross_value_in_words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Forma zapłaty</text:span></text:span></text:p>
          </table:table-cell>
          <table:table-cell table:style-name="Tabela4.B2" office:value-type="string">
            <text:p text:style-name="P9">przelew</text:p>
          </table:table-cell>
          <table:table-cell table:style-name="Tabela4.C1" office:value-type="string">
            <text:p text:style-name="P15"><text:span text:style-name="Domyślna_20_czcionka_20_akapitu"><text:span text:style-name="T3">Termin płatności</text:span></text:span></text:p>
          </table:table-cell>
          <table:table-cell table:style-name="Tabela4.D2" office:value-type="string">
            <text:p text:style-name="P9"><text:variable-set text:name="payment_date" office:value-type="string">${payment_date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Bank</text:span></text:span></text:p>
          </table:table-cell>
          <table:table-cell table:style-name="Tabela4.B3" office:value-type="string">
            <text:p text:style-name="P9">&lt;BANK_NAME&gt;</text:p>
          </table:table-cell>
          <table:table-cell table:style-name="Tabela4.C1" office:value-type="string">
            <text:p text:style-name="P15"><text:span text:style-name="Domyślna_20_czcionka_20_akapitu"><text:span text:style-name="T3">Nr rachunku</text:span></text:span></text:p>
          </table:table-cell>
          <table:table-cell table:style-name="Tabela4.D3" office:value-type="string">
            <text:p text:style-name="P9">&lt;ACCOUNT_NUMBER&gt;</text:p>
          </table:table-cell>
        </table:table-row>
      </table:table>
      <text:p text:style-name="P10"/>
      <text:p text:style-name="P10">Uwagi:</text:p>
      <text:p text:style-name="P12"><text:variable-set text:name="comments" office:value-type="string">${comments}</text:variable-set></text:p>
      <text:p text:style-name="P10"/>
      <text:p text:style-name="P10"/>
      <text:p text:style-name="P10"/>
      <text:p text:style-name="P10"/>
      <text:p text:style-name="P10"><text:s/></text:p>
      <text:section text:style-name="Sect1" text:name="Sect1">
        <text:p text:style-name="P11">..........................................................</text:p>
        <text:p text:style-name="P16"><text:span text:style-name="Domyślna_20_czcionka_20_akapitu"><text:span text:style-name="T4">data i podpis nabywcy</text:span></text:span></text:p>
        <text:p text:style-name="P18"><text:span text:style-name="Domyślna_20_czcionka_20_akapitu"><text:span text:style-name="T7">.......................................................…</text:span></text:span></text:p>
        <text:p text:style-name="P17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38:32.790000000</dc:date>
    <meta:print-date>2019-12-01T20:09:00Z</meta:print-date>
    <meta:editing-cycles>29</meta:editing-cycles>
    <meta:editing-duration>P2DT13H24M58S</meta:editing-duration>
    <meta:document-statistic meta:table-count="4" meta:image-count="0" meta:object-count="0" meta:page-count="1" meta:paragraph-count="57" meta:word-count="100" meta:character-count="932" meta:non-whitespace-character-count="887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